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3cm" fo:min-width="1.31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0.889cm" svg:x="2.143cm" svg:y="13.926cm">
          <text:p text:style-name="P1"><text:span text:style-name="T1">Heater 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1.905cm" svg:height="0.889cm" svg:x="9.763cm" svg:y="8.112cm">
          <text:p text:style-name="P1"><text:span text:style-name="T1">All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1.905cm" svg:height="0.889cm" svg:x="6.656cm" svg:y="13.926cm">
          <text:p text:style-name="P1"><text:span text:style-name="T1">He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3.095cm" svg:y1="13.926cm" svg:x2="7.608cm" svg:y2="13.926cm" draw:start-shape="id1" draw:start-glue-point="0" draw:end-shape="id2" draw:end-glue-point="0" svg:d="M3095 13926c0-753 4513-753 4513 0" svg:viewBox="0 0 4514 566">
          <text:p text:style-name="P1"><text:span text:style-name="T2">Ideal -3</text:span></text:p>
        </draw:connector>
        <draw:connector draw:style-name="gr2" draw:text-style-name="P3" draw:layer="layout" draw:type="curve" svg:x1="7.608cm" svg:y1="14.815cm" svg:x2="3.095cm" svg:y2="14.815cm" draw:start-shape="id2" draw:start-glue-point="2" draw:end-shape="id1" draw:end-glue-point="2" svg:d="M7608 14815c0 750-4513 750-4513 0" svg:viewBox="0 0 4514 564">
          <text:p text:style-name="P1"><text:span text:style-name="T2">Ideal</text:span></text:p>
        </draw:connector>
        <draw:custom-shape draw:style-name="gr1" draw:text-style-name="P2" xml:id="id3" draw:id="id3" draw:layer="layout" svg:width="1.905cm" svg:height="0.889cm" svg:x="13.954cm" svg:y="13.772cm">
          <text:p text:style-name="P1"><text:span text:style-name="T1">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1.905cm" svg:height="0.889cm" svg:x="18.467cm" svg:y="13.772cm">
          <text:p text:style-name="P1"><text:span text:style-name="T1">AC 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4.906cm" svg:y1="13.772cm" svg:x2="19.419cm" svg:y2="13.772cm" draw:start-shape="id3" draw:start-glue-point="0" draw:end-shape="id4" draw:end-glue-point="0" svg:d="M14906 13772c0-753 4513-753 4513 0" svg:viewBox="0 0 4514 566">
          <text:p text:style-name="P1"><text:span text:style-name="T2">Ideal</text:span></text:p>
        </draw:connector>
        <draw:connector draw:style-name="gr2" draw:text-style-name="P3" draw:layer="layout" draw:type="curve" svg:x1="19.419cm" svg:y1="14.661cm" svg:x2="14.906cm" svg:y2="14.661cm" draw:start-shape="id4" draw:start-glue-point="2" draw:end-shape="id3" draw:end-glue-point="2" svg:d="M19419 14661c0 750-4513 750-4513 0" svg:viewBox="0 0 4514 564">
          <text:p text:style-name="P1"><text:span text:style-name="T2">Ideal +3</text:span></text:p>
        </draw:connector>
        <draw:custom-shape draw:style-name="gr1" draw:text-style-name="P2" xml:id="id5" draw:id="id5" draw:layer="layout" svg:width="1.905cm" svg:height="0.889cm" svg:x="7.917cm" svg:y="2.454cm">
          <text:p text:style-name="P1"><text:span text:style-name="T1">Fan 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1.905cm" svg:height="0.889cm" svg:x="12.43cm" svg:y="2.454cm">
          <text:p text:style-name="P1"><text:span text:style-name="T1">F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8.869cm" svg:y1="2.454cm" svg:x2="13.382cm" svg:y2="2.454cm" draw:start-shape="id5" draw:start-glue-point="0" draw:end-shape="id6" draw:end-glue-point="0" svg:d="M8869 2454c0-753 4513-753 4513 0" svg:viewBox="0 0 4514 566">
          <text:p text:style-name="P1"><text:span text:style-name="T3">(Floor(Timer / 10))%2 = 1</text:span></text:p>
        </draw:connector>
        <draw:connector draw:style-name="gr2" draw:text-style-name="P3" draw:layer="layout" draw:type="curve" svg:x1="13.382cm" svg:y1="3.343cm" svg:x2="8.869cm" svg:y2="3.343cm" draw:start-shape="id6" draw:start-glue-point="2" draw:end-shape="id5" draw:end-glue-point="2" svg:d="M13382 3343c0 750-4513 750-4513 0" svg:viewBox="0 0 4514 564">
          <text:p text:style-name="P1"><text:span text:style-name="T3">(Floor(Timer / 10))%2 = 0</text:span></text:p>
        </draw:connector>
        <draw:line draw:style-name="gr2" draw:text-style-name="P3" xml:id="id7" draw:id="id7" draw:layer="layout" svg:x1="10.752cm" svg:y1="11.16cm" svg:x2="10.752cm" svg:y2="9.001cm">
          <text:p text:style-name="P1"><text:span text:style-name="T4">All Off</text:span></text:p>
          <text:p text:style-name="P1"><text:span text:style-name="T4"/></text:p>
        </draw:line>
        <draw:connector draw:style-name="gr3" draw:text-style-name="P3" draw:layer="layout" draw:type="line" svg:x1="4.048cm" svg:y1="14.37cm" svg:x2="10.752cm" svg:y2="11.16cm" draw:start-shape="id1" draw:start-glue-point="1" draw:end-shape="id7" draw:end-glue-point="2" svg:d="M4048 14370l6704-3210" svg:viewBox="0 0 6705 3211">
          <text:p/>
        </draw:connector>
        <draw:connector draw:style-name="gr3" draw:text-style-name="P3" draw:layer="layout" draw:type="line" svg:x1="8.561cm" svg:y1="14.37cm" svg:x2="10.752cm" svg:y2="11.16cm" draw:start-shape="id2" draw:start-glue-point="1" draw:end-shape="id7" draw:end-glue-point="2" svg:d="M8561 14370l2191-3210" svg:viewBox="0 0 2192 3211">
          <text:p/>
        </draw:connector>
        <draw:connector draw:style-name="gr3" draw:text-style-name="P3" draw:layer="layout" draw:type="line" svg:x1="13.954cm" svg:y1="14.216cm" svg:x2="10.752cm" svg:y2="11.16cm" draw:start-shape="id3" draw:start-glue-point="3" draw:end-shape="id7" draw:end-glue-point="2" svg:d="M13954 14216l-3202-3056" svg:viewBox="0 0 3203 3057">
          <text:p/>
        </draw:connector>
        <draw:connector draw:style-name="gr3" draw:text-style-name="P3" draw:layer="layout" draw:type="line" svg:x1="18.467cm" svg:y1="14.216cm" svg:x2="10.752cm" svg:y2="11.16cm" draw:start-shape="id4" draw:start-glue-point="3" draw:end-shape="id7" draw:end-glue-point="2" svg:d="M18467 14216l-7715-3056" svg:viewBox="0 0 7716 3057">
          <text:p/>
        </draw:connector>
        <draw:line draw:style-name="gr2" draw:text-style-name="P3" xml:id="id8" draw:id="id8" draw:layer="layout" svg:x1="10.752cm" svg:y1="5.953cm" svg:x2="10.752cm" svg:y2="8.112cm">
          <text:p text:style-name="P1"><text:span text:style-name="T5">All Off</text:span></text:p>
          <text:p text:style-name="P1"><text:span text:style-name="T5"/></text:p>
        </draw:line>
        <draw:connector draw:style-name="gr3" draw:text-style-name="P3" draw:layer="layout" draw:type="line" svg:x1="9.822cm" svg:y1="2.898cm" svg:x2="10.752cm" svg:y2="5.953cm" draw:start-shape="id5" draw:start-glue-point="1" draw:end-shape="id8" draw:end-glue-point="0" svg:d="M9822 2898l930 3055" svg:viewBox="0 0 931 3056">
          <text:p/>
        </draw:connector>
        <draw:connector draw:style-name="gr3" draw:text-style-name="P3" draw:layer="layout" draw:type="line" svg:x1="12.43cm" svg:y1="2.898cm" svg:x2="10.752cm" svg:y2="5.953cm" draw:start-shape="id6" draw:start-glue-point="3" draw:end-shape="id8" draw:end-glue-point="0" svg:d="M12430 2898l-1678 3055" svg:viewBox="0 0 1679 3056">
          <text:p/>
        </draw:connector>
        <draw:line draw:style-name="gr2" draw:text-style-name="P3" xml:id="id11" draw:id="id11" draw:layer="layout" svg:x1="19.988cm" svg:y1="8.928cm" svg:x2="19.988cm" svg:y2="13.754cm">
          <text:p text:style-name="P1"><text:span text:style-name="T6">AC</text:span></text:p>
          <text:p text:style-name="P1"><text:span text:style-name="T6"/></text:p>
        </draw:line>
        <draw:line draw:style-name="gr2" draw:text-style-name="P3" xml:id="id10" draw:id="id10" draw:layer="layout" svg:x1="2.388cm" svg:y1="9.128cm" svg:x2="2.388cm" svg:y2="13.954cm">
          <text:p text:style-name="P1"><text:span text:style-name="T5">Heater</text:span></text:p>
          <text:p text:style-name="P1"><text:span text:style-name="T5"/></text:p>
        </draw:line>
        <draw:connector draw:style-name="gr3" draw:text-style-name="P3" draw:layer="layout" draw:type="line" svg:x1="9.763cm" svg:y1="8.556cm" svg:x2="2.388cm" svg:y2="9.128cm" draw:start-shape="id9" draw:start-glue-point="3" draw:end-shape="id10" draw:end-glue-point="0" svg:d="M9763 8556l-7375 572" svg:viewBox="0 0 7376 573">
          <text:p/>
        </draw:connector>
        <draw:connector draw:style-name="gr3" draw:text-style-name="P3" draw:layer="layout" draw:type="line" svg:x1="11.668cm" svg:y1="8.556cm" svg:x2="19.988cm" svg:y2="8.928cm" draw:start-shape="id9" draw:start-glue-point="1" draw:end-shape="id11" draw:end-glue-point="0" svg:d="M11668 8556l8320 372" svg:viewBox="0 0 8321 373">
          <text:p/>
        </draw:connector>
        <draw:connector draw:style-name="gr3" draw:text-style-name="P3" draw:layer="layout" draw:type="line" svg:x1="9.822cm" svg:y1="2.898cm" svg:x2="19.988cm" svg:y2="8.928cm" draw:start-shape="id5" draw:start-glue-point="1" draw:end-shape="id11" draw:end-glue-point="0" svg:d="M9822 2898l10166 6030" svg:viewBox="0 0 10167 6031">
          <text:p/>
        </draw:connector>
        <draw:connector draw:style-name="gr3" draw:text-style-name="P3" draw:layer="layout" draw:type="line" svg:x1="14.335cm" svg:y1="2.898cm" svg:x2="19.988cm" svg:y2="8.928cm" draw:start-shape="id6" draw:start-glue-point="1" draw:end-shape="id11" draw:end-glue-point="0" svg:d="M14335 2898l5653 6030" svg:viewBox="0 0 5654 6031">
          <text:p/>
        </draw:connector>
        <draw:connector draw:style-name="gr3" draw:text-style-name="P3" draw:layer="layout" draw:type="line" svg:x1="7.917cm" svg:y1="2.898cm" svg:x2="2.388cm" svg:y2="9.128cm" draw:start-shape="id5" draw:start-glue-point="3" draw:end-shape="id10" draw:end-glue-point="0" svg:d="M7917 2898l-5529 6230" svg:viewBox="0 0 5530 6231">
          <text:p/>
        </draw:connector>
        <draw:connector draw:style-name="gr3" draw:text-style-name="P3" draw:layer="layout" draw:type="line" svg:x1="12.43cm" svg:y1="2.898cm" svg:x2="2.388cm" svg:y2="9.128cm" draw:start-shape="id6" draw:start-glue-point="3" draw:end-shape="id10" draw:end-glue-point="0" svg:d="M12430 2898l-10042 6230" svg:viewBox="0 0 10043 6231">
          <text:p/>
        </draw:connector>
        <draw:connector draw:style-name="gr3" draw:text-style-name="P3" draw:layer="layout" draw:type="line" svg:x1="13.954cm" svg:y1="14.216cm" svg:x2="2.388cm" svg:y2="9.128cm" draw:start-shape="id3" draw:start-glue-point="3" draw:end-shape="id10" draw:end-glue-point="0" svg:d="M13954 14216l-11566-5088" svg:viewBox="0 0 11567 5089">
          <text:p/>
        </draw:connector>
        <draw:connector draw:style-name="gr3" draw:text-style-name="P3" draw:layer="layout" draw:type="line" svg:x1="18.467cm" svg:y1="14.216cm" svg:x2="2.388cm" svg:y2="9.128cm" draw:start-shape="id4" draw:start-glue-point="3" draw:end-shape="id10" draw:end-glue-point="0" svg:d="M18467 14216l-16079-5088" svg:viewBox="0 0 16080 5089">
          <text:p/>
        </draw:connector>
        <draw:connector draw:style-name="gr3" draw:text-style-name="P3" draw:layer="layout" draw:type="line" svg:x1="4.048cm" svg:y1="14.37cm" svg:x2="19.988cm" svg:y2="8.928cm" draw:start-shape="id1" draw:start-glue-point="1" draw:end-shape="id11" draw:end-glue-point="0" svg:d="M4048 14370l15940-5442" svg:viewBox="0 0 15941 5443">
          <text:p/>
        </draw:connector>
        <draw:connector draw:style-name="gr3" draw:text-style-name="P3" draw:layer="layout" draw:type="line" svg:x1="8.561cm" svg:y1="14.37cm" svg:x2="19.988cm" svg:y2="8.928cm" draw:start-shape="id2" draw:start-glue-point="1" draw:end-shape="id11" draw:end-glue-point="0" svg:d="M8561 14370l11427-5442" svg:viewBox="0 0 11428 5443">
          <text:p/>
        </draw:connector>
        <draw:line draw:style-name="gr2" draw:text-style-name="P3" xml:id="id12" draw:id="id12" draw:layer="layout" svg:x1="8.366cm" svg:y1="6.334cm" svg:x2="8.366cm" svg:y2="3.286cm">
          <text:p text:style-name="P1"><text:span text:style-name="T4">Fan</text:span></text:p>
          <text:p text:style-name="P1"><text:span text:style-name="T4"/></text:p>
        </draw:line>
        <draw:connector draw:style-name="gr3" draw:text-style-name="P3" draw:layer="layout" draw:type="line" svg:x1="9.763cm" svg:y1="8.556cm" svg:x2="8.366cm" svg:y2="6.334cm" draw:start-shape="id9" draw:start-glue-point="3" draw:end-shape="id12" draw:end-glue-point="2" svg:d="M9763 8556l-1397-2222" svg:viewBox="0 0 1398 2223">
          <text:p/>
        </draw:connector>
        <draw:connector draw:style-name="gr3" draw:text-style-name="P3" draw:layer="layout" draw:type="line" svg:x1="4.048cm" svg:y1="14.37cm" svg:x2="8.366cm" svg:y2="6.334cm" draw:start-shape="id1" draw:start-glue-point="1" draw:end-shape="id12" draw:end-glue-point="2" svg:d="M4048 14370l4318-8036" svg:viewBox="0 0 4319 8037">
          <text:p/>
        </draw:connector>
        <draw:connector draw:style-name="gr3" draw:text-style-name="P3" draw:layer="layout" draw:type="line" svg:x1="8.561cm" svg:y1="14.37cm" svg:x2="8.366cm" svg:y2="6.334cm" draw:start-shape="id2" draw:start-glue-point="1" draw:end-shape="id12" draw:end-glue-point="2" svg:d="M8561 14370l-195-8036" svg:viewBox="0 0 196 8037">
          <text:p/>
        </draw:connector>
        <draw:connector draw:style-name="gr3" draw:text-style-name="P3" draw:layer="layout" draw:type="line" svg:x1="8.366cm" svg:y1="6.334cm" svg:x2="13.954cm" svg:y2="14.216cm" draw:start-shape="id12" draw:start-glue-point="2" draw:end-shape="id3" draw:end-glue-point="3" svg:d="M8366 6334l5588 7882" svg:viewBox="0 0 5589 7883">
          <text:p/>
        </draw:connector>
        <draw:connector draw:style-name="gr3" draw:text-style-name="P3" draw:layer="layout" draw:type="line" svg:x1="8.366cm" svg:y1="6.334cm" svg:x2="18.467cm" svg:y2="14.216cm" draw:start-shape="id12" draw:start-glue-point="2" draw:end-shape="id4" draw:end-glue-point="3" svg:d="M8366 6334l10101 7882" svg:viewBox="0 0 10102 78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svg:stroke-color="#000000" svg:stroke-linecap="round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10:26:55.708000000</meta:creation-date>
    <dc:date>2019-04-21T11:36:18.367000000</dc:date>
    <meta:editing-duration>PT6M49S</meta:editing-duration>
    <meta:editing-cycles>1</meta:editing-cycles>
    <meta:document-statistic meta:object-count="39"/>
    <meta:generator>LibreOffice/6.2.1.2$Windows_X86_64 LibreOffice_project/7bcb35dc3024a62dea0caee87020152d1ee96e71</meta:generator>
  </office:meta>
</office:document-meta>
</file>